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5"><text:span text:style-name="T7">do text</text:span></text:p><text:p text:style-name="P5"><text:span text:style-name="T7">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Frame_20_contents"><office:annotation><dc:creator>Gauthier Bastien</dc:creator><dc:date>2011-02-16T14:49:10</dc:date><text:p text:style-name="P5"><text:span text:style-name="T12">do text if not len(self.getApplicants()) &gt; 1</text:span></text:p><text:p text:style-name="P5"><text:span text:style-name="T12">from xhtml(</text:span><text:span text:style-name="T13">tool.decorateHTML('UrbanAddress', </text:span><text:span text:style-name="T12">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5"><text:span text:style-name="T12">do text if </text:span><text:span text:style-name="T13">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5"><text:span text:style-name="T12">do text if </text:span><text:span text:style-name="T13">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Envoi second dossier</text:p>
      <text:p text:style-name="UrbanTitle">Lettre d'information aux demandeurs</text:p>
      <text:p text:style-name="UrbanBody"/>
      <text:p text:style-name="UrbanBody"><text:span text:style-name="T5"><office:annotation><dc:creator>Gauthier Bastien</dc:creator><dc:date>2011-01-13T14:56:41</dc:date><text:p text:style-name="P5"><text:span text:style-name="T7">do text</text:span></text:p><text:p text:style-name="P5"><text:span text:style-name="T7">from document(at=reference, format='odt')</text:span></text:p></office:annotation></text:span>Import depuis reference.odt</text:p>
      <text:p text:style-name="UrbanBody"><text:span text:style-name="T6">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1">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0">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5"><text:span text:style-name="T8">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5"><text:span text:style-name="T8">do text if len(self.getApplicants()) &gt; 1</text:span></text:p></office:annotation><text:span text:style-name="T3"><office:annotation><dc:creator>Gauthier Bastien</dc:creator><dc:date>2011-02-17T09:18:17</dc:date><text:p text:style-name="P5"><text:span text:style-name="T7">do text if </text:span><text:span text:style-name="T8">len(self.getApplicants()) &gt; 1</text:span></text:p></office:annotation></text:span><text:span text:style-name="T3"><text:tab/>&lt;%Titre%&gt;</text:span>,</text:p>
      <text:p text:style-name="UrbanBody"/>
      <text:p text:style-name="UrbanBody"><text:tab/><office:annotation><dc:creator>sde </dc:creator><dc:date>2011-09-07T10:49:05</dc:date><text:p text:style-name="P5"><text:span text:style-name="T9">do text if '330-2' in self.getInvestigationArticles()</text:span></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me.</text:p>
      <text:p text:style-name="UrbanBody"><text:tab/><office:annotation><dc:creator>sde </dc:creator><dc:date>2011-09-07T10:49:05</dc:date><text:p text:style-name="P5"><text:span text:style-name="T9">do text if '330-2' not in self.getInvestigationArticles()</text:span></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me.</text:p>
      <text:p text:style-name="UrbanBody"/>
      <text:p text:style-name="UrbanBody"><text:tab/>En vertu de l’article 116 §5 du CWATUPE, le fonctionnaire délégué dispose d'un <text:span text:style-name="T6">délai de 35 jours</text:span>, dès réception du dossier, pour émettre son avis sur la demande du Collège communal; passé ce délai, l'avis sera réputé favorable.</text:p>
      <text:p text:style-name="UrbanBody"/>
      <text:p text:style-name="UrbanBody"><text:tab/><office:annotation><dc:creator>sde </dc:creator><dc:date>2011-09-07T10:49:05</dc:date><text:p text:style-name="P5"><text:span text:style-name="T9">do text if '330-2' in self.getInvestigationArticles()</text:span></text:p></office:annotation>Dès réception de l'avis du fonctionnaire délégué ou à l'expiration du délai qui lui était imparti, votre dossier de demande de permis d'urbanisme sera examiné par le Collège communal, pour décision finale.</text:p>
      <text:p text:style-name="UrbanBody"><text:tab/><office:annotation><dc:creator>sde </dc:creator><dc:date>2011-09-07T10:49:05</dc:date><text:p text:style-name="P5"><text:span text:style-name="T9">do text if '330-2' not in self.getInvestigationArticles()</text:span></text:p></office:annotation>Dès réception de la décision du fonctionnaire délégué ou à l'expiration du délai qui lui était imparti, votre dossier de demande de permis d'urbanisme sera examiné par le Collège communal, pour décision finale.</text:p>
      <text:p text:style-name="UrbanBody"/>
      <text:p text:style-name="UrbanBody"><text:tab/><office:annotation><dc:creator>Gauthier Bastien</dc:creator><dc:date>2011-02-21T09:23:46</dc:date><text:p text:style-name="P5"><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text:tab/><office:annotation><dc:creator>Gauthier Bastien</dc:creator><dc:date>2011-02-21T09:23:46</dc:date><text:p text:style-name="P5"><text:span text:style-name="T8">do text if len(self.getApplicants()) &gt; 1</text:span></text:p></office:annotation>Demeurant à votre disposition, nous vous prions d'agréer, <text:span text:style-name="T3">&lt;%Titre%&gt;</text:span>, nos salutations distinguées.</text:p>
      <text:p text:style-name="UrbanBody"/>
      <text:p text:style-name="UrbanBody"><text:soft-page-break/></text:p>
      <text:p text:style-name="UrbanBody"><office:annotation><dc:creator>Gauthier Bastien</dc:creator><dc:date>2011-01-13T14:56:41</dc:date><text:p text:style-name="P5"><text:span text:style-name="T7">do text</text:span></text:p><text:p text:style-name="P5"><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9:14:57</dc:date>
    <dc:language>fr-FR</dc:language>
    <meta:editing-cycles>75</meta:editing-cycles>
    <meta:editing-duration>P1DT7H18M42S</meta:editing-duration>
    <dc:creator>Simon Delcourt</dc:creator>
    <meta:document-statistic meta:table-count="0" meta:image-count="0" meta:object-count="0" meta:page-count="2" meta:paragraph-count="25" meta:word-count="284" meta:character-count="2065" meta:non-whitespace-character-count="1815"/>
    <meta:user-defined meta:name="Info 1"/>
    <meta:user-defined meta:name="Info 2"/>
    <meta:user-defined meta:name="Info 3"/>
    <meta:user-defined meta:name="Info 4"/>
  </office:meta>
</office:document-meta>
</file>